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variant="normal" fo:text-transform="none" fo:color="#333333" style:font-name="Helvetica Neue" fo:font-size="12pt" fo:letter-spacing="normal" fo:font-style="normal" fo:font-weight="normal" officeooo:rsid="00131248" officeooo:paragraph-rsid="00131248"/>
    </style:style>
    <style:style style:name="P2" style:family="paragraph" style:parent-style-name="Standard">
      <style:text-properties fo:font-variant="normal" fo:text-transform="none" fo:color="#333333" style:font-name="Helvetica Neue" fo:font-size="12pt" fo:letter-spacing="normal" fo:font-style="normal" fo:font-weight="normal" officeooo:rsid="00131248" officeooo:paragraph-rsid="00131248"/>
    </style:style>
    <style:style style:name="P3" style:family="paragraph" style:parent-style-name="Standard">
      <style:text-properties fo:font-variant="normal" fo:text-transform="none" fo:color="#333333" style:font-name="Helvetica Neue" fo:font-size="12pt" fo:letter-spacing="normal" fo:font-style="normal" fo:font-weight="normal" officeooo:rsid="0014bedd" officeooo:paragraph-rsid="0014bedd"/>
    </style:style>
    <style:style style:name="P4" style:family="paragraph" style:parent-style-name="Standard">
      <style:text-properties fo:font-variant="normal" fo:text-transform="none" fo:color="#333333" style:font-name="Helvetica Neue" fo:font-size="12pt" fo:letter-spacing="normal" fo:font-style="normal" fo:font-weight="normal" officeooo:rsid="00161f94" officeooo:paragraph-rsid="00161f94"/>
    </style:style>
    <style:style style:name="P5" style:family="paragraph" style:parent-style-name="Standard">
      <style:text-properties fo:font-variant="normal" fo:text-transform="none" fo:color="#333333" style:font-name="Helvetica Neue" fo:font-size="12pt" fo:letter-spacing="normal" fo:font-style="normal" fo:font-weight="normal" officeooo:rsid="00197fc4" officeooo:paragraph-rsid="00197fc4"/>
    </style:style>
    <style:style style:name="P6" style:family="paragraph" style:parent-style-name="Standard">
      <style:text-properties fo:font-variant="normal" fo:text-transform="none" fo:color="#333333" style:font-name="Helvetica Neue" fo:font-size="12pt" fo:letter-spacing="normal" fo:font-style="normal" fo:font-weight="normal" officeooo:rsid="0019ce55" officeooo:paragraph-rsid="00197fc4"/>
    </style:style>
    <style:style style:name="P7" style:family="paragraph" style:parent-style-name="Standard">
      <style:text-properties fo:font-variant="normal" fo:text-transform="none" fo:color="#333333" style:font-name="Helvetica Neue" fo:font-size="12pt" fo:letter-spacing="normal" fo:font-style="normal" fo:font-weight="normal" officeooo:rsid="0019ce55" officeooo:paragraph-rsid="0019ce55"/>
    </style:style>
    <style:style style:name="P8" style:family="paragraph" style:parent-style-name="Standard">
      <style:text-properties fo:font-variant="normal" fo:text-transform="none" fo:color="#333333" style:font-name="Helvetica Neue" fo:font-size="12pt" fo:letter-spacing="normal" fo:font-style="normal" fo:font-weight="normal" officeooo:rsid="001b868e" officeooo:paragraph-rsid="001b868e"/>
    </style:style>
    <style:style style:name="P9" style:family="paragraph" style:parent-style-name="Standard">
      <style:text-properties fo:font-variant="normal" fo:text-transform="none" fo:color="#333333" style:font-name="Helvetica Neue" fo:font-size="12pt" fo:letter-spacing="normal" fo:font-style="normal" fo:font-weight="normal" officeooo:rsid="001fbe29" officeooo:paragraph-rsid="001fbe29"/>
    </style:style>
    <style:style style:name="P10" style:family="paragraph" style:parent-style-name="Standard">
      <style:text-properties fo:font-variant="normal" fo:text-transform="none" fo:color="#333333" style:font-name="Helvetica Neue" fo:font-size="12pt" fo:letter-spacing="normal" fo:font-style="normal" fo:font-weight="normal" officeooo:rsid="001fe62c" officeooo:paragraph-rsid="001fe62c"/>
    </style:style>
    <style:style style:name="P11" style:family="paragraph" style:parent-style-name="Standard">
      <style:text-properties fo:font-variant="normal" fo:text-transform="none" fo:color="#333333" style:font-name="Helvetica Neue" fo:font-size="12pt" fo:letter-spacing="normal" fo:font-style="normal" fo:font-weight="normal" officeooo:rsid="002690c4" officeooo:paragraph-rsid="002690c4"/>
    </style:style>
    <style:style style:name="P12" style:family="paragraph" style:parent-style-name="Standard">
      <style:text-properties fo:font-variant="normal" fo:text-transform="none" fo:color="#333333" style:font-name="Helvetica Neue" fo:font-size="12pt" fo:letter-spacing="normal" fo:font-style="normal" style:text-underline-style="solid" style:text-underline-width="auto" style:text-underline-color="font-color" fo:font-weight="normal" officeooo:rsid="001ddc1f" officeooo:paragraph-rsid="001ddc1f"/>
    </style:style>
    <style:style style:name="P13" style:family="paragraph" style:parent-style-name="Standard">
      <style:text-properties fo:font-variant="normal" fo:text-transform="none" fo:color="#333333" style:font-name="Helvetica Neue" fo:font-size="12pt" fo:letter-spacing="normal" fo:font-style="normal" fo:font-weight="bold" officeooo:rsid="00197fc4" officeooo:paragraph-rsid="00197fc4" style:font-weight-asian="bold" style:font-weight-complex="bold"/>
    </style:style>
    <style:style style:name="P14" style:family="paragraph" style:parent-style-name="Standard">
      <style:text-properties fo:font-variant="normal" fo:text-transform="none" fo:color="#333333" style:font-name="Helvetica Neue" fo:font-size="12pt" fo:letter-spacing="normal" fo:font-style="normal" fo:font-weight="bold" officeooo:rsid="0019ce55" officeooo:paragraph-rsid="0019ce55" style:font-weight-asian="bold" style:font-weight-complex="bold"/>
    </style:style>
    <style:style style:name="P15" style:family="paragraph" style:parent-style-name="Standard">
      <style:text-properties fo:font-variant="normal" fo:text-transform="none" fo:color="#333333" style:font-name="Helvetica Neue" fo:font-size="12pt" fo:letter-spacing="normal" fo:font-style="normal" fo:font-weight="bold" officeooo:rsid="00218adb" officeooo:paragraph-rsid="00218adb" style:font-weight-asian="bold" style:font-weight-complex="bold"/>
    </style:style>
    <style:style style:name="T1" style:family="text">
      <style:text-properties style:text-position="super 58%"/>
    </style:style>
    <style:style style:name="T2" style:family="text">
      <style:text-properties officeooo:rsid="001fbe29"/>
    </style:style>
    <style:style style:name="T3" style:family="text">
      <style:text-properties officeooo:rsid="001fe62c"/>
    </style:style>
    <style:style style:name="T4" style:family="text">
      <style:text-properties fo:font-weight="normal" style:font-weight-asian="normal" style:font-weight-complex="normal"/>
    </style:style>
    <style:style style:name="T5" style:family="text">
      <style:text-properties fo:font-weight="normal" officeooo:rsid="0023bd60" style:font-weight-asian="normal" style:font-weight-complex="normal"/>
    </style:style>
    <style:style style:name="T6" style:family="text">
      <style:text-properties fo:font-weight="normal" officeooo:rsid="0024be10" style:font-weight-asian="normal" style:font-weight-complex="normal"/>
    </style:style>
    <style:style style:name="T7" style:family="text">
      <style:text-properties fo:font-weight="normal" officeooo:rsid="002606ac" style:font-weight-asian="normal" style:font-weight-complex="normal"/>
    </style:style>
    <style:style style:name="T8" style:family="text">
      <style:text-properties officeooo:rsid="002690c4"/>
    </style:style>
    <style:style style:name="T9" style:family="text">
      <style:text-properties officeooo:rsid="002759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rison Hetler, Henry Nguyen, Tony Nguyen, Lei Wang</text:p>
      <text:p text:style-name="P1">EECS 448 Homework 5</text:p>
      <text:p text:style-name="P1">Swapan Chakrabarty</text:p>
      <text:p text:style-name="P1">April 24<text:span text:style-name="T1">th</text:span>, 2015</text:p>
      <text:p text:style-name="P1"/>
      <text:p text:style-name="P3">The source code of our program can be found at:</text:p>
      <text:p text:style-name="P3"><text:a xlink:type="simple" xlink:href="https://github.com/DimGreyWolf/448Hmwk5">https://github.com/DimGreyWolf/448Hmwk5</text:a></text:p>
      <text:p text:style-name="P3"/>
      <text:p text:style-name="P4">Along this link there are also instructions how to run the program.</text:p>
      <text:p text:style-name="P3"/>
      <text:p text:style-name="P14">User Stories:</text:p>
      <text:p text:style-name="P7">1) As a user I should be able to choose between five comparison analyzation methods to <text:span text:style-name="T2">identify</text:span> active and non-active drug compounds from given data files.</text:p>
      <text:p text:style-name="P3"/>
      <text:p text:style-name="P13">Tasks:</text:p>
      <text:p text:style-name="P6"/>
      <text:p text:style-name="P9">1.1) Provide a GUI for the user to select <text:span text:style-name="T3">a comparison method.</text:span></text:p>
      <text:p text:style-name="P10">1.2) Provide a class for the user to read in data files</text:p>
      <text:p text:style-name="P10">1.3) <text:span text:style-name="T8">Implement Euclidean Distance Comparison method</text:span></text:p>
      <text:p text:style-name="P11">1.4) Implement Mahalnobis Database Comparison method</text:p>
      <text:p text:style-name="P11">1.5) Implement Voting Euclidean Distance Comparison method</text:p>
      <text:p text:style-name="P11">1.6) Implement Voting Mahalnobis Database Comparison method</text:p>
      <text:p text:style-name="P11">1.7) Provide a <text:span text:style-name="T9">graph for the user to compare the efficiency of our comparison methods.</text:span></text:p>
      <text:p text:style-name="P5"/>
      <text:p text:style-name="P13">Tests:</text:p>
      <text:p text:style-name="P5"/>
      <text:p text:style-name="P12">Unit Test for DrugDatabase class</text:p>
      <text:p text:style-name="P5">A unit test we have is contained in the python script named test_drug_database.py file. This script will test the file reading and data extraction capabilities of our DrugDatabase class. DrugDatabase represents the model class in our MVC architecture.</text:p>
      <text:p text:style-name="P5"/>
      <text:p text:style-name="P8">Input: Two given data files, named hw5db1.txt and hw5db2.txt</text:p>
      <text:p text:style-name="P8">Tests:</text:p>
      <text:p text:style-name="P8"><text:tab/>1. If class is able to read in both files</text:p>
      <text:p text:style-name="P8"><text:tab/>2. If class is able to differentiate between elements within read files</text:p>
      <text:p text:style-name="P8">Output: Formatted data that matches both data files</text:p>
      <text:p text:style-name="P8"/>
      <text:p text:style-name="P15">Conclusion:</text:p>
      <text:p text:style-name="P15"/>
      <text:p text:style-name="P15"><text:span text:style-name="T4"><text:tab/>Using Extreme Programming methodology and unit testing we were able to produce a drug analysis program using five comparison analyzation methods. The five methods we used to identify between active and non-active drugs within a given data file were: Euclidean Distance Comparison, M</text:span><text:span text:style-name="T5">ahalnobis Database Comparison, Voting Euclidean Distance Comparison, Voting Mahanolbis Database Comparison, and a custom comparison technique we developed ourselves to improve our results.</text:span></text:p>
      <text:p text:style-name="P15"><text:soft-page-break/></text:p>
      <text:p text:style-name="P15"><text:span text:style-name="T5"><text:tab/></text:span><text:span text:style-name="T6">Our improvement in results is significant as it represents that we improved an algorithm to be more efficient in identifying drugs. This is beneficial to the medical community as it saves money and time simply by improving research results</text:span><text:span text:style-name="T7"> with the same comparison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Segoe UI', Arial, free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0:13:37.517060696</meta:creation-date>
    <dc:date>2015-04-23T16:04:37.907242404</dc:date>
    <meta:editing-duration>PT20M30S</meta:editing-duration>
    <meta:editing-cycles>24</meta:editing-cycles>
    <meta:generator>LibreOffice/4.2.8.2$Linux_X86_64 LibreOffice_project/420$Build-2</meta:generator>
    <meta:document-statistic meta:table-count="0" meta:image-count="0" meta:object-count="0" meta:page-count="2" meta:paragraph-count="28" meta:word-count="328" meta:character-count="2128" meta:non-whitespace-character-count="1824"/>
  </office:meta>
</office:document-meta>
</file>